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3" svg:font-family="Aria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2"/>
    </style:style>
    <style:style style:name="P15" style:family="paragraph" style:parent-style-name="Text_20_body">
      <style:text-properties style:font-name="Arial2" officeooo:rsid="003f1dc2" officeooo:paragraph-rsid="004056b0"/>
    </style:style>
    <style:style style:name="P16" style:family="paragraph" style:parent-style-name="Text_20_body">
      <style:text-properties style:font-name="Arial2" officeooo:rsid="004056b0"/>
    </style:style>
    <style:style style:name="P17" style:family="paragraph" style:parent-style-name="Text_20_body">
      <style:text-properties style:font-name="Arial2" officeooo:rsid="0085bed7" officeooo:paragraph-rsid="00896468"/>
    </style:style>
    <style:style style:name="P18" style:family="paragraph" style:parent-style-name="Text_20_body">
      <style:text-properties officeooo:paragraph-rsid="005dd3e2"/>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officeooo:rsid="0067df1b" officeooo:paragraph-rsid="0067df1b"/>
    </style:style>
    <style:style style:name="P21" style:family="paragraph" style:parent-style-name="Text_20_body">
      <style:text-properties officeooo:rsid="006bf715" officeooo:paragraph-rsid="006bf715"/>
    </style:style>
    <style:style style:name="P22" style:family="paragraph" style:parent-style-name="Text_20_body">
      <style:text-properties officeooo:paragraph-rsid="006bf715"/>
    </style:style>
    <style:style style:name="P23" style:family="paragraph" style:parent-style-name="Text_20_body">
      <style:text-properties officeooo:paragraph-rsid="006db220"/>
    </style:style>
    <style:style style:name="P24" style:family="paragraph" style:parent-style-name="Text_20_body">
      <style:text-properties officeooo:paragraph-rsid="006dbf90"/>
    </style:style>
    <style:style style:name="P25" style:family="paragraph" style:parent-style-name="Text_20_body">
      <style:text-properties officeooo:paragraph-rsid="007353eb"/>
    </style:style>
    <style:style style:name="P26" style:family="paragraph" style:parent-style-name="Text_20_body">
      <style:text-properties officeooo:rsid="0075bfc8" officeooo:paragraph-rsid="0075bfc8"/>
    </style:style>
    <style:style style:name="P27" style:family="paragraph" style:parent-style-name="Text_20_body">
      <style:text-properties officeooo:paragraph-rsid="0084e48a"/>
    </style:style>
    <style:style style:name="P28" style:family="paragraph" style:parent-style-name="Text_20_body">
      <style:text-properties officeooo:paragraph-rsid="008580aa"/>
    </style:style>
    <style:style style:name="P29" style:family="paragraph" style:parent-style-name="Text_20_body">
      <style:text-properties officeooo:paragraph-rsid="00862e82"/>
    </style:style>
    <style:style style:name="P30" style:family="paragraph" style:parent-style-name="Text_20_body">
      <style:text-properties officeooo:paragraph-rsid="00896468"/>
    </style:style>
    <style:style style:name="P31" style:family="paragraph" style:parent-style-name="Text_20_body">
      <style:text-properties officeooo:paragraph-rsid="0090138b"/>
    </style:style>
    <style:style style:name="P32" style:family="paragraph" style:parent-style-name="Text_20_body">
      <style:text-properties officeooo:paragraph-rsid="00914ecf"/>
    </style:style>
    <style:style style:name="P33" style:family="paragraph" style:parent-style-name="Text_20_body">
      <style:text-properties officeooo:paragraph-rsid="009e4926"/>
    </style:style>
    <style:style style:name="P34" style:family="paragraph" style:parent-style-name="Text_20_body">
      <style:text-properties officeooo:paragraph-rsid="00ba7258"/>
    </style:style>
    <style:style style:name="P35" style:family="paragraph" style:parent-style-name="Text_20_body">
      <style:text-properties officeooo:paragraph-rsid="00d87f12"/>
    </style:style>
    <style:style style:name="P36" style:family="paragraph" style:parent-style-name="Text_20_body">
      <style:paragraph-properties fo:margin-left="0cm" fo:margin-right="0cm" fo:text-indent="0cm" style:auto-text-indent="false"/>
      <style:text-properties officeooo:rsid="0067df1b" officeooo:paragraph-rsid="0067df1b"/>
    </style:style>
    <style:style style:name="P37" style:family="paragraph" style:parent-style-name="Quotations">
      <style:text-properties officeooo:paragraph-rsid="0090138b"/>
    </style:style>
    <style:style style:name="P38" style:family="paragraph" style:parent-style-name="Footnote">
      <style:text-properties officeooo:paragraph-rsid="00ba7258"/>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6cm" style:type="right" style:leader-style="dotted" style:leader-text="."/>
        </style:tab-stops>
      </style:paragraph-properties>
    </style:style>
    <style:style style:name="P43" style:family="paragraph" style:parent-style-name="Contents_20_5">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2">
      <style:text-properties officeooo:rsid="003f1dc2" officeooo:paragraph-rsid="003f1dc2"/>
    </style:style>
    <style:style style:name="P46" style:family="paragraph" style:parent-style-name="Heading_20_2">
      <style:paragraph-properties fo:break-before="page"/>
    </style:style>
    <style:style style:name="P47" style:family="paragraph" style:parent-style-name="Text_20_body" style:list-style-name="L1">
      <style:text-properties officeooo:rsid="003e70ca" officeooo:paragraph-rsid="003e70ca"/>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paragraph-rsid="00469f96"/>
    </style:style>
    <style:style style:name="P51" style:family="paragraph" style:parent-style-name="Text_20_body" style:list-style-name="L4">
      <style:text-properties officeooo:paragraph-rsid="006bf715"/>
    </style:style>
    <style:style style:name="P52" style:family="paragraph" style:parent-style-name="Text_20_body" style:list-style-name="L4">
      <style:text-properties officeooo:paragraph-rsid="00dee55a"/>
    </style:style>
    <style:style style:name="P53" style:family="paragraph" style:parent-style-name="Text_20_body" style:list-style-name="L4">
      <style:text-properties officeooo:rsid="006bf715" officeooo:paragraph-rsid="006bf715"/>
    </style:style>
    <style:style style:name="P54" style:family="paragraph" style:parent-style-name="Text_20_body">
      <style:text-properties officeooo:rsid="006bf715" officeooo:paragraph-rsid="00dee55a"/>
    </style:style>
    <style:style style:name="P55" style:family="paragraph" style:parent-style-name="Text_20_body" style:list-style-name="L4">
      <style:text-properties officeooo:rsid="0084e48a" officeooo:paragraph-rsid="0084e48a"/>
    </style:style>
    <style:style style:name="P56" style:family="paragraph" style:parent-style-name="Text_20_body" style:list-style-name="L5"/>
    <style:style style:name="P57" style:family="paragraph" style:parent-style-name="Text_20_body" style:list-style-name="L5">
      <style:text-properties style:font-name="Arial2" officeooo:rsid="0092e176" officeooo:paragraph-rsid="0092e176"/>
    </style:style>
    <style:style style:name="P58" style:family="paragraph" style:parent-style-name="Text_20_body" style:list-style-name="L4">
      <style:text-properties style:font-name="Arial2" officeooo:rsid="00df2e67" officeooo:paragraph-rsid="00df2e67"/>
    </style:style>
    <style:style style:name="P59" style:family="paragraph" style:parent-style-name="Text_20_body">
      <style:text-properties officeooo:paragraph-rsid="00df2e67"/>
    </style:style>
    <style:style style:name="P60" style:family="paragraph" style:parent-style-name="Text_20_body">
      <style:text-properties officeooo:rsid="00480fdb" officeooo:paragraph-rsid="00480fdb"/>
    </style:style>
    <style:style style:name="P61" style:family="paragraph" style:parent-style-name="Text_20_body" style:list-style-name="L10">
      <style:text-properties officeooo:rsid="00480fdb" officeooo:paragraph-rsid="00480fdb"/>
    </style:style>
    <style:style style:name="P62" style:family="paragraph" style:parent-style-name="Text_20_body">
      <style:text-properties officeooo:paragraph-rsid="00e210d8"/>
    </style:style>
    <style:style style:name="P63" style:family="paragraph" style:parent-style-name="Text_20_body" style:list-style-name="L11">
      <style:text-properties officeooo:paragraph-rsid="00e210d8"/>
    </style:style>
    <style:style style:name="P64" style:family="paragraph" style:parent-style-name="Text_20_body" style:list-style-name="L12"/>
    <style:style style:name="P65" style:family="paragraph" style:parent-style-name="Text_20_body">
      <style:text-properties officeooo:rsid="00e3bfab" officeooo:paragraph-rsid="00e3bfab"/>
    </style:style>
    <style:style style:name="P66" style:family="paragraph" style:parent-style-name="Text_20_body" style:list-style-name="L14"/>
    <style:style style:name="P67" style:family="paragraph" style:parent-style-name="Text_20_body">
      <style:text-properties officeooo:rsid="00e3e3d8" officeooo:paragraph-rsid="00e3e3d8"/>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list-style-name="L1">
      <style:paragraph-properties fo:margin-left="0cm" fo:margin-right="0cm" fo:text-indent="0cm" style:auto-text-indent="false"/>
      <style:text-properties officeooo:paragraph-rsid="003e70ca"/>
    </style:style>
    <style:style style:name="P70" style:family="paragraph" style:parent-style-name="Text_20_body" style:list-style-name="L2">
      <style:paragraph-properties fo:margin-left="0cm" fo:margin-right="0cm" fo:text-indent="0cm" style:auto-text-indent="false"/>
    </style:style>
    <style:style style:name="P71" style:family="paragraph" style:parent-style-name="Text_20_body">
      <style:paragraph-properties fo:margin-left="0cm" fo:margin-right="0cm" fo:text-indent="0cm" style:auto-text-indent="false"/>
      <style:text-properties officeooo:rsid="00e3bfab" officeooo:paragraph-rsid="00e3bfab"/>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a84097"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abf388" style:font-style-asian="normal" style:font-style-complex="normal"/>
    </style:style>
    <style:style style:name="T9" style:family="text">
      <style:text-properties fo:font-style="normal" officeooo:rsid="00b0d05b" style:font-style-asian="normal" style:font-style-complex="normal"/>
    </style:style>
    <style:style style:name="T10" style:family="text">
      <style:text-properties fo:font-style="normal" officeooo:rsid="00b1f024" style:font-style-asian="normal" style:font-style-complex="normal"/>
    </style:style>
    <style:style style:name="T11" style:family="text">
      <style:text-properties fo:font-style="normal" officeooo:rsid="00d70afd" style:font-style-asian="normal" style:font-style-complex="normal"/>
    </style:style>
    <style:style style:name="T12" style:family="text">
      <style:text-properties fo:font-style="normal" officeooo:rsid="00d87f12" style:font-style-asian="normal" style:font-style-complex="normal"/>
    </style:style>
    <style:style style:name="T13" style:family="text">
      <style:text-properties fo:font-style="normal" officeooo:rsid="00b1f024" fo:background-color="#ffff00" loext:char-shading-value="0" style:font-style-asian="normal" style:font-style-complex="normal"/>
    </style:style>
    <style:style style:name="T14" style:family="text">
      <style:text-properties fo:language="pt" fo:country="BR" fo:font-style="normal" officeooo:rsid="00caba4f" fo:background-color="transparent" loext:char-shading-value="0" style:font-style-asian="normal" style:font-style-complex="normal" loext:padding="0cm" loext:border="none"/>
    </style:style>
    <style:style style:name="T15" style:family="text">
      <style:text-properties fo:language="pt" fo:country="BR" fo:font-style="normal" officeooo:rsid="00db5cde" fo:background-color="transparent" loext:char-shading-value="0" style:font-style-asian="normal" style:font-style-complex="normal" loext:padding="0cm" loext:border="none"/>
    </style:style>
    <style:style style:name="T16" style:family="text">
      <style:text-properties fo:background-color="#ffff00" loext:char-shading-value="0"/>
    </style:style>
    <style:style style:name="T17" style:family="text">
      <style:text-properties officeooo:rsid="0045da3b" fo:background-color="#ffff00" loext:char-shading-value="0"/>
    </style:style>
    <style:style style:name="T18" style:family="text">
      <style:text-properties style:font-name="Arial2"/>
    </style:style>
    <style:style style:name="T19" style:family="text">
      <style:text-properties style:font-name="Arial2" officeooo:rsid="003f1dc2"/>
    </style:style>
    <style:style style:name="T20" style:family="text">
      <style:text-properties style:font-name="Arial2" fo:font-weight="bold" officeooo:rsid="003f1dc2" style:font-weight-asian="bold" style:font-weight-complex="bold"/>
    </style:style>
    <style:style style:name="T21" style:family="text">
      <style:text-properties style:font-name="Arial2" officeooo:rsid="004056b0"/>
    </style:style>
    <style:style style:name="T22" style:family="text">
      <style:text-properties style:font-name="Arial2" officeooo:rsid="0045c04b"/>
    </style:style>
    <style:style style:name="T23" style:family="text">
      <style:text-properties style:font-name="Arial2" officeooo:rsid="00552c76"/>
    </style:style>
    <style:style style:name="T24" style:family="text">
      <style:text-properties style:font-name="Arial2" officeooo:rsid="005c9c33" fo:background-color="transparent" loext:char-shading-value="0"/>
    </style:style>
    <style:style style:name="T25" style:family="text">
      <style:text-properties style:font-name="Arial2" officeooo:rsid="00aa9146" fo:background-color="transparent" loext:char-shading-value="0"/>
    </style:style>
    <style:style style:name="T26" style:family="text">
      <style:text-properties style:font-name="Arial2" officeooo:rsid="00b58fbe" fo:background-color="transparent" loext:char-shading-value="0"/>
    </style:style>
    <style:style style:name="T27" style:family="text">
      <style:text-properties style:font-name="Arial2" officeooo:rsid="00c4d6d7" fo:background-color="transparent" loext:char-shading-value="0"/>
    </style:style>
    <style:style style:name="T28" style:family="text">
      <style:text-properties style:font-name="Arial2" officeooo:rsid="00c7ecac" fo:background-color="transparent" loext:char-shading-value="0"/>
    </style:style>
    <style:style style:name="T29" style:family="text">
      <style:text-properties style:font-name="Arial2" officeooo:rsid="00d515f1" fo:background-color="transparent" loext:char-shading-value="0"/>
    </style:style>
    <style:style style:name="T30" style:family="text">
      <style:text-properties style:font-name="Arial2" officeooo:rsid="0064dfe6"/>
    </style:style>
    <style:style style:name="T31" style:family="text">
      <style:text-properties style:font-name="Arial2" officeooo:rsid="0065f8d2"/>
    </style:style>
    <style:style style:name="T32" style:family="text">
      <style:text-properties style:font-name="Arial2" officeooo:rsid="00681b00"/>
    </style:style>
    <style:style style:name="T33" style:family="text">
      <style:text-properties style:font-name="Arial2" officeooo:rsid="006b0f0a"/>
    </style:style>
    <style:style style:name="T34" style:family="text">
      <style:text-properties style:font-name="Arial2" officeooo:rsid="006be809"/>
    </style:style>
    <style:style style:name="T35" style:family="text">
      <style:text-properties style:font-name="Arial2" officeooo:rsid="006bf715"/>
    </style:style>
    <style:style style:name="T36" style:family="text">
      <style:text-properties style:font-name="Arial2" officeooo:rsid="006db220"/>
    </style:style>
    <style:style style:name="T37" style:family="text">
      <style:text-properties style:font-name="Arial2" officeooo:rsid="006f66bf"/>
    </style:style>
    <style:style style:name="T38" style:family="text">
      <style:text-properties style:font-name="Arial2" officeooo:rsid="007157fe"/>
    </style:style>
    <style:style style:name="T39" style:family="text">
      <style:text-properties style:font-name="Arial2" officeooo:rsid="007353eb"/>
    </style:style>
    <style:style style:name="T40" style:family="text">
      <style:text-properties style:font-name="Arial2" officeooo:rsid="0073be50"/>
    </style:style>
    <style:style style:name="T41" style:family="text">
      <style:text-properties style:font-name="Arial2" officeooo:rsid="00749cd4"/>
    </style:style>
    <style:style style:name="T42" style:family="text">
      <style:text-properties style:font-name="Arial2" officeooo:rsid="0075bfc8"/>
    </style:style>
    <style:style style:name="T43" style:family="text">
      <style:text-properties style:font-name="Arial2" officeooo:rsid="0076d6cb"/>
    </style:style>
    <style:style style:name="T44" style:family="text">
      <style:text-properties style:font-name="Arial2" officeooo:rsid="007879a9"/>
    </style:style>
    <style:style style:name="T45" style:family="text">
      <style:text-properties style:font-name="Arial2" officeooo:rsid="007a7323"/>
    </style:style>
    <style:style style:name="T46" style:family="text">
      <style:text-properties style:font-name="Arial2" officeooo:rsid="007c52de"/>
    </style:style>
    <style:style style:name="T47" style:family="text">
      <style:text-properties style:font-name="Arial2" officeooo:rsid="007f168e"/>
    </style:style>
    <style:style style:name="T48" style:family="text">
      <style:text-properties style:font-name="Arial2" officeooo:rsid="0084e48a"/>
    </style:style>
    <style:style style:name="T49" style:family="text">
      <style:text-properties style:font-name="Arial2" officeooo:rsid="0085bed7"/>
    </style:style>
    <style:style style:name="T50" style:family="text">
      <style:text-properties style:font-name="Arial2" officeooo:rsid="00862e82"/>
    </style:style>
    <style:style style:name="T51" style:family="text">
      <style:text-properties style:font-name="Arial2" officeooo:rsid="00896468"/>
    </style:style>
    <style:style style:name="T52" style:family="text">
      <style:text-properties style:font-name="Arial2" officeooo:rsid="008a5dc4"/>
    </style:style>
    <style:style style:name="T53" style:family="text">
      <style:text-properties style:font-name="Arial2" officeooo:rsid="0090138b"/>
    </style:style>
    <style:style style:name="T54" style:family="text">
      <style:text-properties style:font-name="Arial2" officeooo:rsid="00914ecf"/>
    </style:style>
    <style:style style:name="T55" style:family="text">
      <style:text-properties style:font-name="Arial2" officeooo:rsid="0092e176"/>
    </style:style>
    <style:style style:name="T56" style:family="text">
      <style:text-properties style:font-name="Arial2" officeooo:rsid="00943aaf"/>
    </style:style>
    <style:style style:name="T57" style:family="text">
      <style:text-properties style:font-name="Arial2" officeooo:rsid="00949b44"/>
    </style:style>
    <style:style style:name="T58" style:family="text">
      <style:text-properties style:font-name="Arial2" officeooo:rsid="009fd386"/>
    </style:style>
    <style:style style:name="T59" style:family="text">
      <style:text-properties style:font-name="Arial2" officeooo:rsid="00a39f53"/>
    </style:style>
    <style:style style:name="T60" style:family="text">
      <style:text-properties style:font-name="Arial2" officeooo:rsid="00a3fddc"/>
    </style:style>
    <style:style style:name="T61" style:family="text">
      <style:text-properties style:font-name="Arial2" officeooo:rsid="00abf388"/>
    </style:style>
    <style:style style:name="T62" style:family="text">
      <style:text-properties style:font-name="Arial2" officeooo:rsid="00abfc08"/>
    </style:style>
    <style:style style:name="T63" style:family="text">
      <style:text-properties style:font-name="Arial2" officeooo:rsid="00b0c7c0"/>
    </style:style>
    <style:style style:name="T64" style:family="text">
      <style:text-properties style:font-name="Arial2" officeooo:rsid="00b0d05b"/>
    </style:style>
    <style:style style:name="T65" style:family="text">
      <style:text-properties style:font-name="Arial2" fo:font-style="normal" officeooo:rsid="00b1f024" style:font-style-asian="normal" style:font-style-complex="normal"/>
    </style:style>
    <style:style style:name="T66" style:family="text">
      <style:text-properties style:font-name="Arial2" fo:font-style="normal" officeooo:rsid="00cf6306" style:font-style-asian="normal" style:font-style-complex="normal"/>
    </style:style>
    <style:style style:name="T67" style:family="text">
      <style:text-properties style:font-name="Arial2" fo:font-style="normal" officeooo:rsid="00d70afd" style:font-style-asian="normal" style:font-style-complex="normal"/>
    </style:style>
    <style:style style:name="T68" style:family="text">
      <style:text-properties style:font-name="Arial2" fo:font-style="normal" officeooo:rsid="00d87f12" style:font-style-asian="normal" style:font-style-complex="normal"/>
    </style:style>
    <style:style style:name="T69" style:family="text">
      <style:text-properties style:font-name="Arial2" officeooo:rsid="00c4d6d7"/>
    </style:style>
    <style:style style:name="T70" style:family="text">
      <style:text-properties style:font-name="Arial2" fo:language="pt" fo:country="BR" fo:font-style="normal" officeooo:rsid="00c8cdcd" fo:background-color="transparent" loext:char-shading-value="0" style:font-style-asian="normal" style:font-style-complex="normal" loext:padding="0cm" loext:border="none"/>
    </style:style>
    <style:style style:name="T71" style:family="text">
      <style:text-properties style:font-name="Arial2" fo:language="pt" fo:country="BR" fo:font-style="normal" officeooo:rsid="00caba4f" fo:background-color="transparent" loext:char-shading-value="0" style:font-style-asian="normal" style:font-style-complex="normal" loext:padding="0cm" loext:border="none"/>
    </style:style>
    <style:style style:name="T72" style:family="text">
      <style:text-properties style:font-name="Arial2" fo:language="pt" fo:country="BR" fo:font-style="italic" officeooo:rsid="00c8cdcd" fo:background-color="transparent" loext:char-shading-value="0" style:font-style-asian="italic" style:font-style-complex="italic" loext:padding="0cm" loext:border="none"/>
    </style:style>
    <style:style style:name="T73" style:family="text">
      <style:text-properties style:font-name="Arial2" officeooo:rsid="00ce61c0"/>
    </style:style>
    <style:style style:name="T74" style:family="text">
      <style:text-properties style:font-name="Arial2" fo:font-style="italic" officeooo:rsid="00ce61c0" style:font-style-asian="italic" style:font-style-complex="italic"/>
    </style:style>
    <style:style style:name="T75" style:family="text">
      <style:text-properties style:font-name="Arial2" fo:font-style="italic" officeooo:rsid="00cf6306" style:font-style-asian="italic" style:font-style-complex="italic"/>
    </style:style>
    <style:style style:name="T76" style:family="text">
      <style:text-properties style:font-name="Arial2" officeooo:rsid="00ce7ce2"/>
    </style:style>
    <style:style style:name="T77" style:family="text">
      <style:text-properties style:font-name="Arial2" officeooo:rsid="00cf6306"/>
    </style:style>
    <style:style style:name="T78" style:family="text">
      <style:text-properties style:font-name="Arial2" officeooo:rsid="00d2c8e0"/>
    </style:style>
    <style:style style:name="T79" style:family="text">
      <style:text-properties style:font-name="Arial2" officeooo:rsid="00d515f1"/>
    </style:style>
    <style:style style:name="T80" style:family="text">
      <style:text-properties style:font-name="Arial2" officeooo:rsid="00db5cde"/>
    </style:style>
    <style:style style:name="T81" style:family="text">
      <style:text-properties style:font-name="Arial2" officeooo:rsid="00df2e67"/>
    </style:style>
    <style:style style:name="T82" style:family="text">
      <style:text-properties style:font-name="Arial2" officeooo:rsid="00df696a"/>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background-color="transparent" loext:char-shading-value="0"/>
    </style:style>
    <style:style style:name="T86" style:family="text">
      <style:text-properties officeooo:rsid="0045da3b" fo:background-color="transparent" loext:char-shading-value="0"/>
    </style:style>
    <style:style style:name="T87" style:family="text">
      <style:text-properties officeooo:rsid="003e70ca" fo:background-color="transparent" loext:char-shading-value="0"/>
    </style:style>
    <style:style style:name="T88" style:family="text">
      <style:text-properties officeooo:rsid="005c9c33" fo:background-color="transparent" loext:char-shading-value="0"/>
    </style:style>
    <style:style style:name="T89" style:family="text">
      <style:text-properties officeooo:rsid="00a84097" fo:background-color="transparent" loext:char-shading-value="0"/>
    </style:style>
    <style:style style:name="T90" style:family="text">
      <style:text-properties officeooo:rsid="00b58fbe" fo:background-color="transparent" loext:char-shading-value="0"/>
    </style:style>
    <style:style style:name="T91" style:family="text">
      <style:text-properties officeooo:rsid="00be7450" fo:background-color="transparent" loext:char-shading-value="0"/>
    </style:style>
    <style:style style:name="T92" style:family="text">
      <style:text-properties officeooo:rsid="00c1b2cd" fo:background-color="transparent" loext:char-shading-value="0"/>
    </style:style>
    <style:style style:name="T93" style:family="text">
      <style:text-properties officeooo:rsid="00c4cddf" fo:background-color="transparent" loext:char-shading-value="0"/>
    </style:style>
    <style:style style:name="T94" style:family="text">
      <style:text-properties officeooo:rsid="00c4d6d7" fo:background-color="transparent" loext:char-shading-value="0"/>
    </style:style>
    <style:style style:name="T95" style:family="text">
      <style:text-properties officeooo:rsid="0045c04b"/>
    </style:style>
    <style:style style:name="T96" style:family="text">
      <style:text-properties fo:font-variant="normal" fo:text-transform="none" style:text-position="0% 100%" fo:font-style="normal" style:text-underline-style="none" fo:font-weight="normal"/>
    </style:style>
    <style:style style:name="T97" style:family="text">
      <style:text-properties fo:font-variant="normal" fo:text-transform="none" fo:color="#000000" style:font-name="Arial2" fo:font-size="12pt" fo:letter-spacing="normal" fo:font-style="normal" fo:font-weight="normal" officeooo:rsid="00681b00"/>
    </style:style>
    <style:style style:name="T98" style:family="text">
      <style:text-properties fo:font-variant="normal" fo:text-transform="none" fo:color="#000000" style:font-name="Arial2" fo:font-size="12pt" fo:letter-spacing="normal" fo:font-style="normal" fo:font-weight="normal" officeooo:rsid="006dbf90"/>
    </style:style>
    <style:style style:name="T99" style:family="text">
      <style:text-properties officeooo:rsid="004d2f5a"/>
    </style:style>
    <style:style style:name="T100" style:family="text">
      <style:text-properties officeooo:rsid="005668dd"/>
    </style:style>
    <style:style style:name="T101" style:family="text">
      <style:text-properties officeooo:rsid="003e70ca"/>
    </style:style>
    <style:style style:name="T102" style:family="text">
      <style:text-properties officeooo:rsid="005dd3e2"/>
    </style:style>
    <style:style style:name="T103" style:family="text">
      <style:text-properties officeooo:rsid="0062633a"/>
    </style:style>
    <style:style style:name="T104" style:family="text">
      <style:text-properties officeooo:rsid="0065f8d2"/>
    </style:style>
    <style:style style:name="T105" style:family="text">
      <style:text-properties officeooo:rsid="0069f9dd"/>
    </style:style>
    <style:style style:name="T106" style:family="text">
      <style:text-properties officeooo:rsid="006b0f0a"/>
    </style:style>
    <style:style style:name="T107" style:family="text">
      <style:text-properties officeooo:rsid="006be809"/>
    </style:style>
    <style:style style:name="T108" style:family="text">
      <style:text-properties officeooo:rsid="006bf715"/>
    </style:style>
    <style:style style:name="T109" style:family="text">
      <style:text-properties officeooo:rsid="006db220"/>
    </style:style>
    <style:style style:name="T110" style:family="text">
      <style:text-properties officeooo:rsid="006dbf90"/>
    </style:style>
    <style:style style:name="T111" style:family="text">
      <style:text-properties officeooo:rsid="006ecfc2"/>
    </style:style>
    <style:style style:name="T112" style:family="text">
      <style:text-properties officeooo:rsid="006f66bf"/>
    </style:style>
    <style:style style:name="T113" style:family="text">
      <style:text-properties style:font-name="Arial" fo:font-size="12pt" fo:font-weight="bold" officeooo:rsid="006f66bf" style:font-name-asian="Noto Sans CJK SC" style:font-size-asian="14.1000003814697pt" style:font-weight-asian="bold" style:font-name-complex="FreeSans" style:font-size-complex="14.1000003814697pt" style:font-weight-complex="bold"/>
    </style:style>
    <style:style style:name="T114" style:family="text">
      <style:text-properties officeooo:rsid="00708d03"/>
    </style:style>
    <style:style style:name="T115" style:family="text">
      <style:text-properties officeooo:rsid="007157fe"/>
    </style:style>
    <style:style style:name="T116" style:family="text">
      <style:text-properties officeooo:rsid="007353eb"/>
    </style:style>
    <style:style style:name="T117" style:family="text">
      <style:text-properties officeooo:rsid="0073be50"/>
    </style:style>
    <style:style style:name="T118" style:family="text">
      <style:text-properties officeooo:rsid="007879a9"/>
    </style:style>
    <style:style style:name="T119" style:family="text">
      <style:text-properties officeooo:rsid="007a7323"/>
    </style:style>
    <style:style style:name="T120" style:family="text">
      <style:text-properties officeooo:rsid="007f168e"/>
    </style:style>
    <style:style style:name="T121" style:family="text">
      <style:text-properties officeooo:rsid="0085bed7"/>
    </style:style>
    <style:style style:name="T122" style:family="text">
      <style:text-properties officeooo:rsid="00862e82"/>
    </style:style>
    <style:style style:name="T123" style:family="text">
      <style:text-properties officeooo:rsid="008adb4e"/>
    </style:style>
    <style:style style:name="T124" style:family="text">
      <style:text-properties officeooo:rsid="008e4743"/>
    </style:style>
    <style:style style:name="T125" style:family="text">
      <style:text-properties officeooo:rsid="008f4bf3"/>
    </style:style>
    <style:style style:name="T126" style:family="text">
      <style:text-properties officeooo:rsid="0090138b"/>
    </style:style>
    <style:style style:name="T127" style:family="text">
      <style:text-properties officeooo:rsid="00914ecf"/>
    </style:style>
    <style:style style:name="T128" style:family="text">
      <style:text-properties officeooo:rsid="00943aaf"/>
    </style:style>
    <style:style style:name="T129" style:family="text">
      <style:text-properties officeooo:rsid="00949b44"/>
    </style:style>
    <style:style style:name="T130" style:family="text">
      <style:text-properties officeooo:rsid="009e4926"/>
    </style:style>
    <style:style style:name="T131" style:family="text">
      <style:text-properties officeooo:rsid="00a39f53"/>
    </style:style>
    <style:style style:name="T132" style:family="text">
      <style:text-properties officeooo:rsid="00a3fddc"/>
    </style:style>
    <style:style style:name="T133" style:family="text">
      <style:text-properties officeooo:rsid="00abf388"/>
    </style:style>
    <style:style style:name="T134" style:family="text">
      <style:text-properties officeooo:rsid="00abfc08"/>
    </style:style>
    <style:style style:name="T135" style:family="text">
      <style:text-properties officeooo:rsid="00af55b2"/>
    </style:style>
    <style:style style:name="T136" style:family="text">
      <style:text-properties officeooo:rsid="00b0c7c0"/>
    </style:style>
    <style:style style:name="T137" style:family="text">
      <style:text-properties officeooo:rsid="00b0d05b"/>
    </style:style>
    <style:style style:name="T138" style:family="text">
      <style:text-properties officeooo:rsid="00b1f024"/>
    </style:style>
    <style:style style:name="T139" style:family="text">
      <style:text-properties officeooo:rsid="00c06d26"/>
    </style:style>
    <style:style style:name="T140" style:family="text">
      <style:text-properties officeooo:rsid="00cf6306"/>
    </style:style>
    <style:style style:name="T141" style:family="text">
      <style:text-properties officeooo:rsid="00d16020"/>
    </style:style>
    <style:style style:name="T142" style:family="text">
      <style:text-properties officeooo:rsid="00d2c8e0"/>
    </style:style>
    <style:style style:name="T143" style:family="text">
      <style:text-properties officeooo:rsid="00d466aa"/>
    </style:style>
    <style:style style:name="T144" style:family="text">
      <style:text-properties officeooo:rsid="00ad07ef"/>
    </style:style>
    <style:style style:name="T145" style:family="text">
      <style:text-properties officeooo:rsid="00d60fe3"/>
    </style:style>
    <style:style style:name="T146" style:family="text">
      <style:text-properties officeooo:rsid="00d6dd6e"/>
    </style:style>
    <style:style style:name="T147" style:family="text">
      <style:text-properties officeooo:rsid="00db5cde"/>
    </style:style>
    <style:style style:name="T148" style:family="text">
      <style:text-properties officeooo:rsid="00df2e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9"><text:a xlink:type="simple" xlink:href="#__RefHeading___Toc6483_975677452" text:style-name="Index_20_Link" text:visited-style-name="Index_20_Link"><text:s/>1 Introdução<text:tab/>5</text:a></text:p>
          <text:p text:style-name="P40"><text:a xlink:type="simple" xlink:href="#__RefHeading___Toc6485_975677452" text:style-name="Index_20_Link" text:visited-style-name="Index_20_Link"><text:s/>1.1 Tema<text:tab/>7</text:a></text:p>
          <text:p text:style-name="P40"><text:a xlink:type="simple" xlink:href="#__RefHeading___Toc6487_975677452" text:style-name="Index_20_Link" text:visited-style-name="Index_20_Link"><text:s/>1.2 Problema social<text:tab/>7</text:a></text:p>
          <text:p text:style-name="P40"><text:a xlink:type="simple" xlink:href="#__RefHeading___Toc6489_975677452" text:style-name="Index_20_Link" text:visited-style-name="Index_20_Link"><text:s/>1.3 Problema científico<text:tab/>8</text:a></text:p>
          <text:p text:style-name="P40"><text:a xlink:type="simple" xlink:href="#__RefHeading___Toc6491_975677452" text:style-name="Index_20_Link" text:visited-style-name="Index_20_Link"><text:s/>1.4 Hipótese<text:tab/>8</text:a></text:p>
          <text:p text:style-name="P40"><text:a xlink:type="simple" xlink:href="#__RefHeading___Toc6493_975677452" text:style-name="Index_20_Link" text:visited-style-name="Index_20_Link"><text:s/>1.5 Variável independente<text:tab/>8</text:a></text:p>
          <text:p text:style-name="P40"><text:a xlink:type="simple" xlink:href="#__RefHeading___Toc6495_975677452" text:style-name="Index_20_Link" text:visited-style-name="Index_20_Link"><text:s/>1.6 Variável dependente<text:tab/>8</text:a></text:p>
          <text:p text:style-name="P40"><text:a xlink:type="simple" xlink:href="#__RefHeading___Toc6497_975677452" text:style-name="Index_20_Link" text:visited-style-name="Index_20_Link"><text:s/>1.7 Objetivo geral<text:tab/>8</text:a></text:p>
          <text:p text:style-name="P41"><text:a xlink:type="simple" xlink:href="#__RefHeading___Toc6499_975677452" text:style-name="Index_20_Link" text:visited-style-name="Index_20_Link">1.7.1 Objetivos específicos<text:tab/>8</text:a></text:p>
          <text:p text:style-name="P40"><text:a xlink:type="simple" xlink:href="#__RefHeading___Toc11873_1058660758" text:style-name="Index_20_Link" text:visited-style-name="Index_20_Link"><text:s/>1.8 Justificativa e relevância<text:tab/>9</text:a></text:p>
          <text:p text:style-name="P40"><text:a xlink:type="simple" xlink:href="#__RefHeading___Toc6503_975677452" text:style-name="Index_20_Link" text:visited-style-name="Index_20_Link"><text:s/>1.9 Delimitação de estudo<text:tab/>10</text:a></text:p>
          <text:p text:style-name="P40"><text:a xlink:type="simple" xlink:href="#__RefHeading___Toc6505_975677452" text:style-name="Index_20_Link" text:visited-style-name="Index_20_Link"><text:s/>1.10 Novidade científica<text:tab/>10</text:a></text:p>
          <text:p text:style-name="P39"><text:a xlink:type="simple" xlink:href="#__RefHeading___Toc6507_975677452" text:style-name="Index_20_Link" text:visited-style-name="Index_20_Link"><text:s/>2 Referencial teórico<text:tab/>11</text:a></text:p>
          <text:p text:style-name="P40"><text:a xlink:type="simple" xlink:href="#__RefHeading___Toc6509_975677452" text:style-name="Index_20_Link" text:visited-style-name="Index_20_Link"><text:s/>2.1 O Estudo nas Escolas de Negócios<text:tab/>11</text:a></text:p>
          <text:p text:style-name="P40"><text:a xlink:type="simple" xlink:href="#__RefHeading___Toc6513_975677452" text:style-name="Index_20_Link" text:visited-style-name="Index_20_Link"><text:s/>2.2 O Conhecimento por Simulação<text:tab/>16</text:a></text:p>
          <text:p text:style-name="P41"><text:a xlink:type="simple" xlink:href="#__RefHeading___Toc11875_1058660758" text:style-name="Index_20_Link" text:visited-style-name="Index_20_Link">2.2.1 O que é simulação<text:tab/>16</text:a></text:p>
          <text:p text:style-name="P41"><text:a xlink:type="simple" xlink:href="#__RefHeading___Toc11877_1058660758" text:style-name="Index_20_Link" text:visited-style-name="Index_20_Link">2.2.2 Simulação no processo de aprendizagem<text:tab/>18</text:a></text:p>
          <text:p text:style-name="P41"><text:a xlink:type="simple" xlink:href="#__RefHeading___Toc11879_1058660758" text:style-name="Index_20_Link" text:visited-style-name="Index_20_Link">2.2.3 Conclusão<text:tab/>20</text:a></text:p>
          <text:p text:style-name="P40"><text:a xlink:type="simple" xlink:href="#__RefHeading___Toc6515_975677452" text:style-name="Index_20_Link" text:visited-style-name="Index_20_Link"><text:s/>2.3 Os Jogos de Economia<text:tab/>21</text:a></text:p>
          <text:p text:style-name="P39"><text:a xlink:type="simple" xlink:href="#__RefHeading___Toc6517_975677452" text:style-name="Index_20_Link" text:visited-style-name="Index_20_Link"><text:s/>3 Diagnóstico<text:tab/>22</text:a></text:p>
          <text:p text:style-name="P39"><text:a xlink:type="simple" xlink:href="#__RefHeading___Toc6527_975677452" text:style-name="Index_20_Link" text:visited-style-name="Index_20_Link"><text:s/>4 Proposta<text:tab/>26</text:a></text:p>
          <text:p text:style-name="P40"><text:a xlink:type="simple" xlink:href="#__RefHeading___Toc6529_975677452" text:style-name="Index_20_Link" text:visited-style-name="Index_20_Link"><text:s/>4.1 E-Conomy Simulator<text:tab/>26</text:a></text:p>
          <text:p text:style-name="P41"><text:a xlink:type="simple" xlink:href="#__RefHeading___Toc1893_2111744176" text:style-name="Index_20_Link" text:visited-style-name="Index_20_Link">4.1.1 Especificações Técnicas<text:tab/>26</text:a></text:p>
          <text:p text:style-name="P42"><text:a xlink:type="simple" xlink:href="#__RefHeading___Toc1895_2111744176" text:style-name="Index_20_Link" text:visited-style-name="Index_20_Link">4.1.1.1 Timeline<text:tab/>27</text:a></text:p>
          <text:p text:style-name="P42"><text:a xlink:type="simple" xlink:href="#__RefHeading___Toc1897_2111744176" text:style-name="Index_20_Link" text:visited-style-name="Index_20_Link">4.1.1.2 Indicadores<text:tab/>27</text:a></text:p>
          <text:p text:style-name="P42"><text:a xlink:type="simple" xlink:href="#__RefHeading___Toc1899_2111744176" text:style-name="Index_20_Link" text:visited-style-name="Index_20_Link">4.1.1.3 Eventos<text:tab/>27</text:a></text:p>
          <text:p text:style-name="P43"><text:a xlink:type="simple" xlink:href="#__RefHeading___Toc1901_2111744176" text:style-name="Index_20_Link" text:visited-style-name="Index_20_Link">4.1.1.3.1 Notícias<text:tab/>28</text:a></text:p>
          <text:p text:style-name="P43"><text:a xlink:type="simple" xlink:href="#__RefHeading___Toc1903_2111744176" text:style-name="Index_20_Link" text:visited-style-name="Index_20_Link">4.1.1.3.2 Decisão<text:tab/>28</text:a></text:p>
          <text:p text:style-name="P43"><text:a xlink:type="simple" xlink:href="#__RefHeading___Toc1905_2111744176" text:style-name="Index_20_Link" text:visited-style-name="Index_20_Link">4.1.1.3.3 Crise<text:tab/>28</text:a></text:p>
          <text:p text:style-name="P43"><text:a xlink:type="simple" xlink:href="#__RefHeading___Toc1907_2111744176" text:style-name="Index_20_Link" text:visited-style-name="Index_20_Link">4.1.1.3.4 Medidas<text:tab/>29</text:a></text:p>
          <text:p text:style-name="P42"><text:a xlink:type="simple" xlink:href="#__RefHeading___Toc1909_2111744176" text:style-name="Index_20_Link" text:visited-style-name="Index_20_Link">4.1.1.4 Diagrama de banco de dados<text:tab/>29</text:a></text:p>
          <text:p text:style-name="P42"><text:a xlink:type="simple" xlink:href="#__RefHeading___Toc1911_2111744176" text:style-name="Index_20_Link" text:visited-style-name="Index_20_Link">4.1.1.5 Diagrama de classe<text:tab/>29</text:a></text:p>
          <text:p text:style-name="P40"><text:soft-page-break/><text:a xlink:type="simple" xlink:href="#__RefHeading___Toc6531_975677452" text:style-name="Index_20_Link" text:visited-style-name="Index_20_Link"><text:s/>4.2 Aplicação<text:tab/>29</text:a></text:p>
          <text:p text:style-name="P40"><text:a xlink:type="simple" xlink:href="#__RefHeading___Toc6533_975677452" text:style-name="Index_20_Link" text:visited-style-name="Index_20_Link"><text:s/>4.3 Resultados<text:tab/>29</text:a></text:p>
          <text:p text:style-name="P39"><text:a xlink:type="simple" xlink:href="#__RefHeading___Toc6535_975677452" text:style-name="Index_20_Link" text:visited-style-name="Index_20_Link"><text:s/>5 Conclusão<text:tab/>30</text:a></text:p>
          <text:p text:style-name="P39"><text:a xlink:type="simple" xlink:href="#__RefHeading___Toc6537_975677452" text:style-name="Index_20_Link" text:visited-style-name="Index_20_Link"><text:s/>6 Referências<text:tab/>31</text:a></text:p>
        </text:index-body>
      </text:table-of-content>
      <text:p text:style-name="P7"/>
      <text:h text:style-name="P4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7">(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19"><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3">economia</text:span> nas escolas de negócios estarem fortemente ligadas ao mundo real, é justificada a criação de metodologias de <text:span text:style-name="T23">ensino </text:span>que propõe ao aluno a prática, vivenciando o risco de falhar nas decisões tomadas em um cenário proposto. Isso reforça o aprendizado teórico do aluno.</text:p>
      <text:p text:style-name="P34">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9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01">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 fazem uma análise da utilização de simuladores ao longo do tempo, dentre eles citam o trabalho de </text:span><text:span text:style-name="T8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01">,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0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0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3718176062" text:style-name="L1">
        <text:list-item>
          <text:p text:style-name="P47">NASAGA (North American Simulation and Gaming Association), ISAGA (International Simulation and Gaming Association);</text:p>
        </text:list-item>
        <text:list-item>
          <text:p text:style-name="P47">SAGSET (Society for the Advancement of Games and Simulations in Education and Training); </text:p>
        </text:list-item>
        <text:list-item>
          <text:p text:style-name="P47">ABSEL (Association for Business Simulation and Experiential Learning), JASAG (Japanese Association for Simulation and Gaming); </text:p>
        </text:list-item>
        <text:list-item>
          <text:p text:style-name="P47">SAGSAGA (Swiss, Austrian and German Simulation and Gaming); </text:p>
        </text:list-item>
        <text:list-item>
          <text:p text:style-name="P47">SAGANET (Simulation and Gaming Association); </text:p>
        </text:list-item>
        <text:list-item>
          <text:p text:style-name="P47">SSAGSg (Society of Simulation and Gaming of Singapore); </text:p>
        </text:list-item>
        <text:list-item>
          <text:p text:style-name="P47">ECGBL (European Conference of Games Based Learning); </text:p>
        </text:list-item>
        <text:list-item>
          <text:p text:style-name="P47">INDSAGA (Indian Simulation and Gaming Association); </text:p>
        </text:list-item>
        <text:list-item>
          <text:p text:style-name="P47">ThaiSim (Thai Association for Simulation and Gaming). </text:p>
          <text:p text:style-name="P47"/>
        </text:list-item>
      </text:list>
      <text:p text:style-name="Text_20_body">E seguindo essa tendência, o presente trabalho foi elaborado, <text:span text:style-name="T100">ao utilizar um simulador/jogo para ser disponibilizado para pessoas interessadas a testar o conhecimento adquirido sobre políticas econômicas. </text:span></text:p>
      <text:list xml:id="list215510357186705" text:continue-numbering="true" text:style-name="L1">
        <text:list-header>
          <text:p text:style-name="P69"/>
        </text:list-header>
      </text:list>
      <text:h text:style-name="P45"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84">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5"/>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21">O</text:span><text:span text:style-name="T18">bjetivo geral</text:span><text:bookmark-end text:name="__RefHeading___Toc6497_975677452"/></text:h>
      <text:p text:style-name="P14">Facilitar o processo de aprendizagem sobre políticas econômicas nas disciplinas de negócios.</text:p>
      <text:p text:style-name="P14"/>
      <text:h text:style-name="Heading_20_3" text:outline-level="3"><text:bookmark-start text:name="__RefHeading___Toc6499_975677452"/>Objetivos específicos<text:bookmark-end text:name="__RefHeading___Toc6499_975677452"/></text:h>
      <text:list xml:id="list234353726" text:style-name="L2">
        <text:list-item>
          <text:p text:style-name="P48">Definir os conceitos a serem simulados;</text:p>
        </text:list-item>
        <text:list-item>
          <text:p text:style-name="P48">Implementar um simulador de políticas econômicas;</text:p>
        </text:list-item>
        <text:list-item>
          <text:p text:style-name="P48"><text:soft-page-break/>Aplicar a solução em um grupo de alunos interessados;</text:p>
        </text:list-item>
        <text:list-item>
          <text:p text:style-name="P48">Analisar o impacto do simulador no processo de aprendizagem de políticas econômicas.</text:p>
          <text:p text:style-name="P70"/>
        </text:list-item>
      </text:list>
      <text:h text:style-name="Heading_20_2" text:outline-level="2"><text:bookmark-start text:name="__RefHeading___Toc11873_1058660758"/>Justificativa e relevância<text:span text:style-name="T85"> </text:span><text:bookmark-end text:name="__RefHeading___Toc11873_1058660758"/></text:h>
      <text:p text:style-name="Text_20_body"><text:span text:style-name="T85">A proposta desse trabalho é </text:span><text:span text:style-name="T88">o desenvolvimento </text:span><text:span text:style-name="T24">de um jogo/</text:span><text:span text:style-name="T85">simula</text:span><text:span text:style-name="T24">dor</text:span><text:span text:style-name="T85"> </text:span><text:span text:style-name="T24">econômico para o auxílio nas disciplinas de negócios.</text:span><text:span text:style-name="T85"> </text:span><text:span text:style-name="T24">A</text:span><text:span text:style-name="T88"> </text:span><text:span text:style-name="T24">ideia é</text:span><text:span text:style-name="T85"> propor </text:span><text:span text:style-name="T24">uma plataforma para que o aluno coloque em prática o conhecimento adquirido em sala de aula, facilitando assim a assimilação do conhecimento</text:span><text:span text:style-name="T85">.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5">(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03">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03">(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95">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18">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02">Então a solução proposta neste projeto, pretende abranger toda as variáveis presentes no modelo IS/LM/BP, acrescentando ao </text:span>conceito de Simuladores. <text:span text:style-name="T102">Se tornando assim, uma ferramenta de estudo focado nessa especialidade, utilizando </text:span>cenários fictícios para se obter um melhor aproveito do aprendizado das disciplinas de negócios.</text:p>
      <text:h text:style-name="P44" text:outline-level="1"><text:bookmark-start text:name="__RefHeading___Toc6507_975677452"/>Referencial teórico<text:bookmark-end text:name="__RefHeading___Toc6507_975677452"/></text:h>
      <text:p text:style-name="P59"><text:span text:style-name="T108">O</text:span><text:span text:style-name="T148">s</text:span><text:span text:style-name="T108"> </text:span><text:span text:style-name="T81">pontos apresentados</text:span><text:span text:style-name="T108"> </text:span><text:span text:style-name="T148">a</text:span><text:span text:style-name="T81"> seguir discorrem sobre temas relevantes, buscando explicar no que é baseado o presente projeto. Será dividido em 2 tópicos</text:span><text:span text:style-name="T108">: </text:span></text:p>
      <text:list xml:id="list149827014" text:style-name="L4">
        <text:list-item>
          <text:p text:style-name="P52"><text:span text:style-name="T108">O </text:span><text:span text:style-name="T81">estudo nas escolas de negócios</text:span><text:span text:style-name="T108">; </text:span></text:p>
        </text:list-item>
        <text:list-item>
          <text:p text:style-name="P58">Conhecimento por simulação.</text:p>
        </text:list-item>
      </text:list>
      <text:p text:style-name="P54"><text:span text:style-name="T17"/></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8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089297560" text:style-name="L3">
        <text:list-item>
          <text:p text:style-name="P49">A Aritmética; </text:p>
        </text:list-item>
        <text:list-item>
          <text:p text:style-name="P49">Os Câmbios, Pesos e Medidas; </text:p>
        </text:list-item>
        <text:list-item>
          <text:p text:style-name="P49">Seguros; </text:p>
        </text:list-item>
        <text:list-item>
          <text:p text:style-name="P50">Método de escrever os Livros, ou partidas dobradas<text:note text:id="ftn2" text:note-class="footnote"><text:note-citation>2</text:note-citation><text:note-body><text:p text:style-name="P3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9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99">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99">(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9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4">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9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85">.</text:span></text:p>
      <text:h text:style-name="P46" text:outline-level="2"><text:bookmark-start text:name="__RefHeading___Toc6513_975677452"/>O Conhecimento por Simulação<text:bookmark-end text:name="__RefHeading___Toc6513_975677452"/></text:h>
      <text:p text:style-name="P22"><text:span text:style-name="T108">Esse tópico fala sobre o papel da simulação </text:span><text:span text:style-name="T35">no</text:span><text:span text:style-name="T108"> auxílio do processo de </text:span><text:span text:style-name="T35">ensino</text:span><text:span text:style-name="T108">, tema abrangido pelo presente projeto, </text:span><text:span text:style-name="T35">explicando</text:span><text:span text:style-name="T108"> o </text:span><text:span text:style-name="T35">motivo d</text:span><text:span text:style-name="T108">o </text:span><text:span text:style-name="T35">conceito de simuladores se </text:span><text:span text:style-name="T108">encaixar na solução proposta. O tópico </text:span><text:span text:style-name="T35">p</text:span><text:span text:style-name="T108">ossui três seções, sendo elas: </text:span></text:p>
      <text:list xml:id="list215508633654893" text:continue-list="list149827014" text:style-name="L4">
        <text:list-item>
          <text:p text:style-name="P53">O que é simulação; </text:p>
        </text:list-item>
        <text:list-item>
          <text:p text:style-name="P53">Simulação no processo de aprendizagem;</text:p>
        </text:list-item>
        <text:list-item>
          <text:p text:style-name="P55">Construtivismo;</text:p>
        </text:list-item>
        <text:list-item>
          <text:p text:style-name="P51"><text:span text:style-name="T35">C</text:span><text:span text:style-name="T108">onclusão.</text:span></text:p>
        </text:list-item>
      </text:list>
      <text:p text:style-name="P2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3"><text:span text:style-name="T105">A necessidade d</text:span><text:span text:style-name="T115">e se utilizar a prática de </text:span><text:span text:style-name="T105">simulação é antiga, muito antes de existirem os computadores. </text:span><text:span text:style-name="T38">E</text:span><text:span text:style-name="T106">la tem origem na carência de representações de campo de batalha, onde era aplicado em tabuleiros. É necessário ressaltar, </text:span><text:span text:style-name="T107">porém,</text:span><text:span text:style-name="T106"> que existe uma diferença </text:span><text:span text:style-name="T107">entre </text:span><text:span text:style-name="T106">simulação e <text:s/>representação, </text:span><text:span text:style-name="T107">pois po</text:span><text:span text:style-name="T106">r mais que esses dois concei</text:span><text:span text:style-name="T33">t</text:span><text:span text:style-name="T106">os trabalhem juntos e auxiliam o processo de </text:span><text:span text:style-name="T33">assimilação do conhecimento, </text:span><text:span text:style-name="T34">ambos apresentam conceitos diferentes. A representação é estática, reproduzindo apenas os objetos nos <text:s/>sistemas, já a simulação é dinâmica, nela ocorre processo de movimento e/ou comportamento dos objetos que representam o sistema</text:span><text:span text:style-name="T106">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 </text:span><text:span text:style-name="T109">Conclui-se então que a interatividade é o que distingue os dois termos, pois uma vez que </text:span><text:span text:style-name="T36">o termo</text:span><text:span text:style-name="T109"> representação faz uma separação entre o sujeito e os objetos, a simulação é uma junção de ambos.</text:span></text:p>
      <text:p text:style-name="Text_20_body">Para explicar a evolução da simulação, <text:span text:style-name="T116">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16">(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16">utiliza </text:span><text:span text:style-name="T39">um dos jogos mais conhecidos da antiguidade, que até nos dias atuais se faz presente</text:span><text:span text:style-name="T116"> como </text:span><text:span text:style-name="T39">um tipo</text:span><text:span text:style-name="T11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17">O tabuleiro representava o campo de batalha e as peças, as forças bélicas envolvidas em uma batalha.</text:span></text:p>
      <text:p text:style-name="Text_20_body"><text:span text:style-name="T40">A evolução da simulação é fortemente ligada à história militar, </text:span><text:span text:style-name="T4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 </text:span><text:span text:style-name="T42">dizem que no século XVII surgiu um moderno </text:span><text:soft-page-break/><text:span text:style-name="T42">jogo de guerra, inicialmente, apresentando características do xadrez, porém este adicionava elementos de paisagem e outras características avançadas, aumentando o detalhamento e ampliando as possibilidades. </text:span></text:p>
      <text:p text:style-name="P26"><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3">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3">.</text:span></text:p>
      <text:p text:style-name="P25"><text:span text:style-name="T111">Uma </text:span><text:span text:style-name="T37">resumo</text:span><text:span text:style-name="T111"> do conceito de simulação é abordado por </text:span><text:span text:style-name="T112">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14">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 simplificam a definição como: “técnica que se utiliza um simulador, considerando-se simulador como objeto ou representação parcial ou total de uma tarefa a ser replicada”. </text:span><text:span text:style-name="T118">O simulador citado na definição, pode adquirir divers</text:span><text:span text:style-name="T44">as formas</text:span><text:span text:style-name="T118">, isso dependerá da tarefa executada, </text:span><text:span text:style-name="T119">porém <text:s/>com o avanço quase exponencial da tecnologia, citado anteriormente, os computadores se tornaram a opção mais </text:span><text:span text:style-name="T4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 </text:span><text:span text:style-name="T46">Assim os computadores </text:span><text:soft-page-break/><text:span text:style-name="T46">proporcionam a integração de diversas combinações de recursos para a simulação de tarefas complexas.</text:span></text:p>
      <text:p text:style-name="P20"/>
      <text:h text:style-name="Heading_20_3" text:outline-level="3"><text:bookmark-start text:name="__RefHeading___Toc11877_1058660758"/>Simulação n<text:span text:style-name="T113">o</text:span> processo de aprendizagem<text:bookmark-end text:name="__RefHeading___Toc11877_1058660758"/></text:h>
      <text:p text:style-name="P27"><text:span text:style-name="T47">Para <text:s/>o </text:span>conhecimento <text:span text:style-name="T120">ser processado de forma mais completa, </text:span>muitas vezes é <text:span text:style-name="T120">necessário </text:span><text:span text:style-name="T47">haver um </text:span>contato com <text:span text:style-name="T120">o </text:span>que teoria <text:span text:style-name="T120">explica</text:span>, <text:span text:style-name="T48">uma experiência </text:span><text:span text:style-name="T47">prática </text:span><text:span text:style-name="T48">pode ser a chave</text:span>. Nada <text:span text:style-name="T120">melhor que uma </text:span><text:span text:style-name="T47">forma de </text:span>solidificar um conhecimento <text:span text:style-name="T120">adquirido,</text:span> <text:span text:style-name="T47">testando-o e</text:span> observ<text:span text:style-name="T47">ando as reações </text:span>diante de nossos olhos. </text:p>
      <text:p text:style-name="P28"><text:span text:style-name="T30">O processo cognitivo</text:span> <text:span text:style-name="T31">pode se mostrar, as vezes, difícil e lento</text:span>. <text:span text:style-name="T31">Portanto é necessário ferramentas e métodos para tornar esse processo mais simples </text:span>e <text:span text:style-name="T31">descomplicado </text:span><text:span text:style-name="T32">e ao mesmo tempo</text:span><text:span text:style-name="T31">, torná-lo </text:span>produtivo <text:span text:style-name="T104">e eficiente. Essa é algumas das </text:span><text:span text:style-name="T32">vantagens que </text:span><text:span text:style-name="T97">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 descreve </text:span><text:span text:style-name="T98">em</text:span><text:span text:style-name="T97"> suas experiências</text:span><text:span text:style-name="T104"> </text:span><text:span text:style-name="T32">utilizando jogos e </text:span><text:span text:style-name="T104">simulações no processo de ensino.</text:span></text:p>
      <text:p text:style-name="Text_20_body">A Física <text:span text:style-name="T4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29"><text:span text:style-name="T121">Fazendo uma reflexão sobre como a simulação auxilia n</text:span><text:span text:style-name="T49">o processo</text:span><text:span text:style-name="T121"> cogni</text:span><text:span text:style-name="T49">tivo do aluno,</text:span><text:span text:style-name="T121">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 </text:span><text:span text:style-name="T122">ressalta: </text:span></text:p>
      <text:p text:style-name="Quotations"><text:span text:style-name="T50">T</text:span><text:span text:style-name="T122">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9"><text:s/></text:span></text:p>
      <text:p text:style-name="P17"/>
      <text:p text:style-name="P30"><text:span text:style-name="T49">A </text:span><text:span text:style-name="T51">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1">S</text:span><text:span text:style-name="T52">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2">(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2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24">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 </text:span><text:span text:style-name="T125">relata a experência utilizando a técnica no ensino do curso de medicina:</text:span></text:p>
      <text:p text:style-name="P3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1"/>
      <text:p text:style-name="Text_20_body">M<text:span text:style-name="T53">iranda,</text:span> V<text:span text:style-name="T53">anin,</text:span> B<text:span text:style-name="T53">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26">utilizou simuladores como método </text:span><text:span text:style-name="T53">didático em um curso de Física, na matéria de Mecânica, os autores </text:span><text:span text:style-name="T54">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2"><text:span text:style-name="T54">Os</text:span><text:span text:style-name="T12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42965110" text:style-name="L5">
        <text:list-item>
          <text:p text:style-name="P57">economia de recursos: não é necessário a utilização de recursos físicos para uma simulação, isso evita avarias desnecessária de recursos;</text:p>
        </text:list-item>
        <text:list-item>
          <text:p text:style-name="P57">sem prejuízo com falhas: ao falhar num ambiente controlado não haverá consequências no mundo real. Nas disciplinas de medicina, por exemplo, o erro cometido por um aluno não afetará um paciente real;</text:p>
        </text:list-item>
        <text:list-item>
          <text:p text:style-name="P57">ambiente físico dispensável: algumas áreas necessitam de um ambiente específico para se trabalhar, com a simulação esse cenário pode ser construído dentro do simulador;</text:p>
        </text:list-item>
        <text:list-item>
          <text:p text:style-name="P57">teste de hipóteses controlados: <text:span text:style-name="T128">com um cenário simulado, um aluno pode testar suas hipóteses e obter resultados para comparação de forma muito controlada, ajudando bastante no processo de aprendizagem;</text:span></text:p>
        </text:list-item>
        <text:list-item>
          <text:p text:style-name="P56"><text:span text:style-name="T55">pouca dependência do docente: </text:span><text:span text:style-name="T56">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6">(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28">uma</text:span> estratégia de ensino aprendizagem para o docente, <text:span text:style-name="T129">isso proporciona </text:span><text:span text:style-name="T57">a </text:span>construção de experiências que <text:span text:style-name="T57">exige a </text:span>reflexão do aluno, possibilitando <text:span text:style-name="T57">a ele a</text:span> capacidade de auto conduzir o seu próprio processo formativo.</text:p>
        </text:list-item>
      </text:list>
      <text:p text:style-name="P36"/>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 ao existir motivação para os alunos dominarem habilidades <text:s/>e conteúdos aprendidos</text:span>, <text:span text:style-name="T58">há uma necessidade de </text:span>enxergar <text:span text:style-name="T58">uma</text:span> conexão <text:span text:style-name="T58">entre o assunto estudado </text:span>com os modelos mentais de que já fazem uso.</text:p>
      <text:p text:style-name="Text_20_body"><text:span text:style-name="T59">S</text:span><text:span text:style-name="T130">imulações é </text:span><text:span text:style-name="T131">uma excelente ferramenta para a aprendizagem porquê </text:span><text:span text:style-name="T59">proporciona </text:span><text:span text:style-name="T130">uma expansão das percepções humanas, </text:span><text:span text:style-name="T131">isso </text:span><text:span text:style-name="T130">perm</text:span><text:span text:style-name="T59">e</text:span><text:span text:style-name="T130"> o reconhecimento </text:span><text:soft-page-break/><text:span text:style-name="T130">de inter-relações e fundamentos tácitos que, de outras </text:span><text:span text:style-name="T59">formas</text:span><text:span text:style-name="T130">,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text:span></text:p>
      <text:p text:style-name="P33"><text:span text:style-name="T130">É </text:span><text:span text:style-name="T60">observado então,</text:span><text:span text:style-name="T130"> </text:span><text:span text:style-name="T132">que a utilização de </text:span><text:span text:style-name="T130">ferramentas de simulação </text:span><text:span text:style-name="T132">na aprendizagem </text:span><text:span text:style-name="T130">fazem com que os </text:span><text:span text:style-name="T60">indivíduos </text:span><text:span text:style-name="T130">adquiram conhecimento </text:span><text:span text:style-name="T132">através </text:span><text:span text:style-name="T130">de um</text:span><text:span text:style-name="T132">a</text:span><text:span text:style-name="T130"> </text:span><text:span text:style-name="T60">maneira </text:span><text:span text:style-name="T130">participativa. </text:span><text:span text:style-name="T132">Essa forma é diferente daquela aprendida na teoria, de forma passiva </text:span><text:span text:style-name="T130">ou <text:s/>observatória.</text:span></text:p>
      <text:p text:style-name="Text_20_body"/>
      <text:h text:style-name="Heading_20_2" text:outline-level="2"><text:bookmark-start text:name="__RefHeading___Toc6515_975677452"/>Os Jogos de Economia <text:bookmark-end text:name="__RefHeading___Toc6515_975677452"/></text:h>
      <text:p text:style-name="P24"><text:span text:style-name="T109">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09">(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10">cita a frase “Aprendizado e jogo, conhecimento de entretenimento” se referindo a simulação computacional, que se utiliza do jogo para ensinar e do entretenimento para desenvolver o conhecimento. </text:span></text:p>
      <text:h text:style-name="P44" text:outline-level="1"><text:bookmark-start text:name="__RefHeading___Toc6517_975677452"/>Diagnóstico<text:bookmark-end text:name="__RefHeading___Toc6517_975677452"/></text:h>
      <text:p text:style-name="Text_20_body"><text:span text:style-name="T89">A abordagem </text:span><text:span text:style-name="T90">teórica </text:span><text:span text:style-name="T89">de sistemas complexos parte do princípio que existem </text:span><text:span text:style-name="T90">no ambiente observado</text:span><text:span text:style-name="T89"> múltiplas variáveis internas e externas </text:span><text:span text:style-name="T25">que influenciam umas as outras </text:span><text:span text:style-name="T26">e o meio como um todo</text:span><text:span text:style-name="T89">. O pensamento complexo observa o sistema como um todo indissociável, onde </text:span><text:span text:style-name="T6">“o todo pertence as partes e as partes pertencem ao todo”</text:span><text:span text:style-name="T89">.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9">(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9">.</text:span></text:p>
      <text:p text:style-name="Text_20_body"><text:span text:style-name="T91">A </text:span><text:span text:style-name="T92">economia </text:span><text:span text:style-name="T93">como um sistema complexo</text:span><text:span text:style-name="T92"> é observada desde os trabalho</text:span><text:span text:style-name="T93">s d</text:span><text:span text:style-name="T94">os</text:span><text:span text:style-name="T93"> economistas clássicos Smith, Malthus, Ricardo e Marx, </text:span><text:span text:style-name="T29">inclusive com</text:span><text:span text:style-name="T27"> críticas</text:span><text:span text:style-name="T93"> a</text:span><text:span text:style-name="T94">s</text:span><text:span text:style-name="T93"> modelos econômicos </text:span><text:span text:style-name="T94">genéricos-analíticos.</text:span><text:span text:style-name="T93"> </text:span><text:span text:style-name="T28">S</text:span><text:span text:style-name="T93">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0">A análise a partir de uma cenário econômico com a omissão de pa</text:span><text:span text:style-name="T71">r</text:span><text:span text:style-name="T70">tes do sistema desconsidera o fato de que os elementos presentes num sistema complexo possuem um </text:span><text:span text:style-name="T72">todo </text:span><text:span text:style-name="T71">distinto</text:span><text:span text:style-name="T70"> d</text:span><text:span text:style-name="T71">a</text:span><text:span text:style-name="T70"> soma de suas partes. </text:span><text:span text:style-name="T71">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4">O encadeamento de micro e macro decisões </text:span><text:span text:style-name="T15">n</text:span><text:span text:style-name="T1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73">Com relação a análises econômicas, principalmente no processo de aprendizagem, é válido destacar, </text:span><text:span text:style-name="T79">por exemplo,</text:span><text:span text:style-name="T73"> </text:span><text:span text:style-name="T79">o</text:span><text:span text:style-name="T73"> grau de complexidade ao conjecturarmos a relação entre as variáveis envolvidas no processo de formação de preços, </text:span><text:span text:style-name="T79">pois frequentemente é utilizado o</text:span><text:span text:style-name="T73"> termo </text:span><text:span text:style-name="T74">Ceteris Paribus</text:span><text:span text:style-name="T73">, que significa “todas as demais coisas permanecem constantes”. Essa é uma das contribuições de Marshall para o conceito de equilíbrio </text:span><text:span text:style-name="T79">em</text:span><text:span text:style-name="T76"> economia: o</text:span><text:span text:style-name="T73"> equilíbrio parcial. </text:span><text:span text:style-name="T79">S</text:span><text:span text:style-name="T73">egundo </text:span><text:span text:style-name="T77">Ajzental</text:span><text:span text:style-name="T73">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3">(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3">:</text:span></text:p>
      <text:p text:style-name="Quotations"><text:span text:style-name="T73">“</text:span><text:span text:style-name="T7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75">ceteris paribus</text:span><text:span text:style-name="T6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40">corre o risco de se distanciar</text:span> da aplicação prática, tornando-se mais próximo de um instrumento de estudo dela mesma, <text:span text:style-name="T140">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 </text:span><text:span text:style-name="T141">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 </text:span><text:span text:style-name="T142">como</text:span><text:span text:style-name="T141"> também </text:span><text:span text:style-name="T143">Gleiser</text:span><text:span text:style-name="T141">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 em seus </text:span><text:span text:style-name="T79">estudos</text:span><text:span text:style-name="T141"> sobre as decisões de governantes </text:span><text:span text:style-name="T79">na aplicação</text:span><text:span text:style-name="T141"> </text:span><text:span text:style-name="T79">de</text:span><text:span text:style-name="T141"> políticas econômicas, </text:span><text:span text:style-name="T142">os resultados práticos e a evolução do pensamento complexo na economia, </text:span><text:span text:style-name="T7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8">A</text:span> abordagem de aprendizado <text:span text:style-name="T146">de políticas públicas na economia </text:span>omitindo ou desconsiderando variáveis que podem influenciar-<text:span text:style-name="T145">se mutuamente</text:span>, faz oposição a visão do todo e não trata a economia como um sistema complexo. <text:span text:style-name="T139">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33">define </text:span><text:span text:style-name="T61">esse</text:span><text:span text:style-name="T133"> </text:span><text:span text:style-name="T69">argumento</text:span><text:span text:style-name="T133"> como </text:span><text:span text:style-name="T4">paradigma de simplificação, </text:span><text:span text:style-name="T8">onde</text:span><text:span text:style-name="T133"> princípios de disjunção, redução e abstração são empregados na formulação de ideias “claras de distintas” para reduzir </text:span><text:span text:style-name="T134">a </text:span><text:span text:style-name="T133">complex</text:span><text:span text:style-name="T134">idade a uma simples fragmentação. A formulação </text:span><text:span text:style-name="T62">do paradigma da simplificação</text:span><text:span text:style-name="T134"> permitiu </text:span><text:span text:style-name="T62">maiores </text:span><text:span text:style-name="T13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144">A necessidade da simplificação de sistemas complex</text:span><text:span text:style-name="T147">o</text:span><text:span text:style-name="T144">s denota da dificuldade do ser humano em lidar com decisões </text:span><text:span text:style-name="T80">contendo</text:span><text:span text:style-name="T144"> múltiplas variáveis. </text:span><text:span text:style-name="T136">Pierre </text:span><text:span text:style-name="T13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35">A divisão das partes do todo complexo é </text:span><text:span text:style-name="T13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3">métodos</text:span><text:span text:style-name="T136">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96">(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36">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37">A lógica para a resolução de problemas complexos é diferente a partir do momento em que os fatores para serem levados em consideração estão em excesso para o raciocínio humano, este que </text:span><text:span text:style-name="T64">realiza</text:span><text:span text:style-name="T137"> cálculos a partir de soluções mais </text:span><text:span text:style-name="T9">perceptíveis, uma vez que a lógica convencional não é capaz de expandir a cognição ao nível de compreensão necessário. </text:span><text:span text:style-name="T10">Partindo desse princípio, Levy <text:s/></text:span><text:span text:style-name="T67">cita</text:span><text:span text:style-name="T10"> a </text:span><text:span text:style-name="T13">teoria conexionista</text:span><text:span text:style-name="T10"> para </text:span><text:span text:style-name="T67">embasamento argumentativo</text:span><text:span text:style-name="T10">, onde </text:span><text:span text:style-name="T65">o</text:span><text:span text:style-name="T10"> sistema cognitivo é uma rede composta </text:span><text:span text:style-name="T65">por pequenas</text:span><text:span text:style-name="T10">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text:soft-page-break/>essenciais entre percepção, aprendizagem e memorização, mas sim uma única função psíquica que poderíamos chamar, por exemplo, de "experiência", mantendo toda a <text:span text:style-name="T13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5"><text:span text:style-name="T11">A mudança de paradigma </text:span><text:span text:style-name="T67">no</text:span><text:span text:style-name="T11"> processo de aprendizagem ocorre quando o fator </text:span><text:span text:style-name="T5">experiência</text:span><text:span text:style-name="T11"> torna-se mais relevante que o raciocínio lógico </text:span><text:span text:style-name="T5">clássico</text:span><text:span text:style-name="T11">, pois este excede a capacidade humana de conectar diferentes pontos em um sistema complexo. </text:span><text:span text:style-name="T68">As</text:span><text:span text:style-name="T12"> simulações proporcionam uma experiência cognitiva lúdica e mais próxima da realidade, ao ponto de ser relevante </text:span><text:span text:style-name="T68">como ferramenta de apoio no processo de aprendizagem.</text:span></text:p>
      <text:h text:style-name="P44" text:outline-level="1"><text:bookmark-start text:name="__RefHeading___Toc6527_975677452"/>Proposta<text:bookmark-end text:name="__RefHeading___Toc6527_975677452"/></text:h>
      <text:p text:style-name="P59"><text:span text:style-name="T81">A proposta elaborada trata-se um jogo </text:span><text:span text:style-name="T82">simulador de macroeconomia com funções que buscam caracterizar as tomadas de decisão de um ministro da economia de um país fictício. A ideia principal é o jogador observar os efeitos que uma medida econômica pode acarretar na economia de um país.</text:span></text:p>
      <text:p text:style-name="P59"><text:span text:style-name="T82"/></text:p>
      <text:h text:style-name="Heading_20_2" text:outline-level="2"><text:bookmark-start text:name="__RefHeading___Toc6529_975677452"/>E-Conomy Simulator <text:bookmark-end text:name="__RefHeading___Toc6529_975677452"/></text:h>
      <text:p text:style-name="P13">O <text:span text:style-name="T84">E-Conomy Simulator</text:span> é um jogo de simulação, que irá representar a economia de um ambiente fictício. A ideia do jogo é propor ao jogador a experiência de poder tomar decisões macroeconômicas e observar as consequências de suas escolhas, simulando uma <text:s/>situação próxima ao que vive um ministro da economia. O usuário irá entrar com as seguintes informações fictícias:</text:p>
      <text:list xml:id="list2916649211" text:style-name="L10">
        <text:list-item>
          <text:p text:style-name="P61">nome do país;</text:p>
        </text:list-item>
        <text:list-item>
          <text:p text:style-name="P61">nome do presidente;</text:p>
        </text:list-item>
        <text:list-item>
          <text:p text:style-name="P61">nome da moeda;</text:p>
        </text:list-item>
        <text:list-item>
          <text:p text:style-name="P61">nome do ministro da economia;</text:p>
        </text:list-item>
        <text:list-item>
          <text:p text:style-name="P61">número de rodadas do jogo;</text:p>
        </text:list-item>
        <text:list-item>
          <text:p text:style-name="P61">descrição de seu estilo de jogo (opcional);</text:p>
          <text:p text:style-name="P61"/>
        </text:list-item>
      </text:list>
      <text:p text:style-name="Text_20_body">Ao iniciar o jogo, será apresentado ao usuário os indicadores econômicos do país que irá ajudar a governar. A cada rodada o jogador terá a chance de tomar uma decisão que irá afetar esses indicadores, positivamente ou negativamente, dependendo de suas escolhas. Essas escolhas serão apresentadas ao usuário em cada rodada, algumas serão fixas, como as medidas econômicas padrões; outras serão apresentadas apenas em alguns momentos do jogo. Cada medida será salva, assim como a escolha do jogador, para análise posterior.</text:p>
      <text:p text:style-name="Text_20_body">O jogo irá disponibilizar ao usuário um gráfico que mostra a evolução de cada indicador econômico e os últimos eventos registrados do mesmo. Na tela do gráfico, o jogador terá a capacidade de escolher qual indicador ver, podendo exibir ou ocultar vários. Na tela de eventos, será mostrado todos os eventos relacionado ao jogo. Alguns eventos poderão ser exibidos como pontos no gráfico.</text:p>
      <text:p text:style-name="Text_20_body"/>
      <text:h text:style-name="Heading_20_3" text:outline-level="3"><text:bookmark-start text:name="__RefHeading___Toc1893_2111744176"/>Especificações Técnicas<text:bookmark-end text:name="__RefHeading___Toc1893_2111744176"/></text:h>
      <text:p text:style-name="Text_20_body"/>
      <text:h text:style-name="Heading_20_4" text:outline-level="4"><text:bookmark-start text:name="__RefHeading___Toc1895_2111744176"/><text:soft-page-break/>Timeline<text:bookmark-end text:name="__RefHeading___Toc1895_2111744176"/></text:h>
      <text:p text:style-name="P62">A timeline do jogo criado pelo usuário irá guardar o histórico do jogador a cada rodada, uma rodada representa uma unidade de tempo no jogo. Os dados presentes em cada unidade de tempo serão referentes aquele exato momento do jogo, esse histórico é composto pelas seguintes informações:</text:p>
      <text:list xml:id="list2543937967" text:style-name="L11">
        <text:list-item>
          <text:p text:style-name="P63">valores dos indicadores econômicos;</text:p>
        </text:list-item>
        <text:list-item>
          <text:p text:style-name="P63">medidas econômicas tomadas naquela rodada, juntamente do valor inserido pelo usuário, se houver;</text:p>
        </text:list-item>
        <text:list-item>
          <text:p text:style-name="P63">notícias referentes ao atual momento;</text:p>
        </text:list-item>
        <text:list-item>
          <text:p text:style-name="P63">decisões; </text:p>
        </text:list-item>
      </text:list>
      <text:p text:style-name="P62">A timeline também irá rodar até finalizar o jogo, ela irá ter uma quantidades de rodadas inseridas pelo usuário ao iniciar um novo jogo.</text:p>
      <text:h text:style-name="Heading_20_4" text:outline-level="4" text:is-list-header="true"/>
      <text:h text:style-name="Heading_20_4" text:outline-level="4"><text:bookmark-start text:name="__RefHeading___Toc1897_2111744176"/>Indicadores<text:bookmark-end text:name="__RefHeading___Toc1897_2111744176"/></text:h>
      <text:p text:style-name="Text_20_body">Os indicadores serão variáveis macroeconômicas ou representativas que serão alteradas durante o jogo, de acordo com as tomadas de decisão do jogador. Ao iniciar um novo jogo o sistema irá escolher um valor inicial para cada variável. São elas:</text:p>
      <text:list xml:id="list1379786334" text:style-name="L12">
        <text:list-item>
          <text:p text:style-name="P64">PIB;</text:p>
        </text:list-item>
        <text:list-item>
          <text:p text:style-name="P64">Desemprego;</text:p>
        </text:list-item>
        <text:list-item>
          <text:p text:style-name="P64">Inflação;</text:p>
        </text:list-item>
        <text:list-item>
          <text:p text:style-name="P64">Política Financeira (liberal, estatal ou centro)</text:p>
        </text:list-item>
      </text:list>
      <text:p text:style-name="Text_20_body">Os valores iniciais do jogo deverão ser salvos para comparações durante o jogo, indicando as mudanças originadas pelo jogador na forma de notícias.</text:p>
      <text:p text:style-name="Text_20_body"/>
      <text:h text:style-name="Heading_20_4" text:outline-level="4"><text:bookmark-start text:name="__RefHeading___Toc1899_2111744176"/>Eventos<text:bookmark-end text:name="__RefHeading___Toc1899_2111744176"/></text:h>
      <text:p text:style-name="P65">Os eventos são uma parte importante do sistema, ou até mesmo, o coração dele. Os eventos ocorrem durante o jogo a cada vez que o tempo for avançando. Cada rodada da timeline terá o registro dos eventos ocorridos, podendo ser mais de um por vez, porém sendo limitado a 1 de cada tipo (veja os tipos de evento abaixo). Esse registros irão servir para que o usuário avalie no gráfico gerado, ações que levaram as variáveis a sofrerem alterações. Existem tipos diferentes de eventos e cada um possui sua peculiaridade. São eles: noticias; decisão; crise; medida.</text:p>
      <text:p text:style-name="P71"/>
      <text:h text:style-name="Heading_20_5" text:outline-level="5"><text:bookmark-start text:name="__RefHeading___Toc1901_2111744176"/><text:soft-page-break/>Notícias<text:bookmark-end text:name="__RefHeading___Toc1901_2111744176"/></text:h>
      <text:p text:style-name="Text_20_body">Uma notícia é o tipo mais básico de evento, ele só irá exibir uma notícia baseada no momento atual de um determinado indicador econômico, serve apenas para visualização, ou seja, não é necessário o usuário inserir nenhum valor. Serão cadastrados pelo administrador do sistema. Ao cadastrar um evento desse tipo o administrador deverá definir para qual indicador será a notícia, e uma condição que servirá como gatilho para a notícia ser disparada. </text:p>
      <text:p text:style-name="Text_20_body">Exemplos (pseudo códigos): </text:p>
      <text:list xml:id="list3166540009" text:style-name="L14">
        <text:list-item>
          <text:p text:style-name="P66">Se <text:span text:style-name="T84">Variável PIB </text:span>for maior que <text:span text:style-name="T84">10%</text:span> que o valor inicial, disparar <text:span text:style-name="T84">notícia</text:span>;</text:p>
        </text:list-item>
        <text:list-item>
          <text:p text:style-name="P66">Se <text:span text:style-name="T84">Variável Desemprego </text:span>for maior que 5% que o valor inicial, disparar <text:span text:style-name="T84">notícia</text:span>; </text:p>
        </text:list-item>
      </text:list>
      <text:p text:style-name="Text_20_body">A notícia cadastrada deve ter uma imagem e um texto para melhor a experiência com o usuário. </text:p>
      <text:p text:style-name="Text_20_body"/>
      <text:h text:style-name="Heading_20_5" text:outline-level="5"><text:bookmark-start text:name="__RefHeading___Toc1903_2111744176"/>Decisão<text:bookmark-end text:name="__RefHeading___Toc1903_2111744176"/></text:h>
      <text:p text:style-name="Text_20_body">Esse evento obriga o usuário a inserir um valordo tipo booleano, a decisão tomada vai afetar algumas variáveis chaves do jogo. O jogador não pode continuar a timeline sem responder esse evento com sim ou não. Assim como o evento notícia esse evento irá aparecer em um ponto da timeline quando as variáveis atender os pré-requisitos, para que seja necessária uma tomada de decisão do ministro. </text:p>
      <text:p text:style-name="Text_20_body">Esse evento não pode ser cadastrado pelo administrador, pela complexidade das mudanças desencadeadas, precisando que o programador crie um serviço apenas para ela. Porém, o administrador pode editar a foto e a mensagem que será exibida para o usuário ao ser disparada.</text:p>
      <text:p text:style-name="Text_20_body"/>
      <text:h text:style-name="Heading_20_5" text:outline-level="5"><text:bookmark-start text:name="__RefHeading___Toc1905_2111744176"/>Crise<text:bookmark-end text:name="__RefHeading___Toc1905_2111744176"/></text:h>
      <text:p text:style-name="Text_20_body">Esse é um evento aleatório que pode acontecer a qualquer hora do jogo, esse evento irá afetar diretamente as variáveis chaves do sistema, não exige que o usuário tome decisões, apenas aparece e muda as variáveis de acordo com a crise.</text:p>
      <text:p text:style-name="Text_20_body">Esse evento não pode ser cadastrado pelo administrador, pela complexidade das mudanças desencadeadas, precisando que o programador crie um serviço apenas para ela, porém, o administrador pode editar a foto e a mensagem que aparece para o usuário, além da porcentagem de chances de ela aparecer para o usuário.</text:p>
      <text:h text:style-name="Heading_20_5" text:outline-level="5"><text:bookmark-start text:name="__RefHeading___Toc1907_2111744176"/><text:soft-page-break/>Medidas<text:bookmark-end text:name="__RefHeading___Toc1907_2111744176"/></text:h>
      <text:p text:style-name="Text_20_body">É o evento principal do jogo, esse evento pode ser tomada em qualquer ponto da timeline. São as medidas econômicas que podem ser tomadas no jogo. Elas estão dividas entre monetárias, cambiais e fiscais. Uma medida pode exigir ou não um valor a ser inserido. </text:p>
      <text:p text:style-name="Text_20_body">Esse evento não pode ser cadastrado nem editado pelo administrador, pela complexidade das mudanças desencadeadas, precisando que o programador crie um serviço apenas para ela. </text:p>
      <text:p text:style-name="P68"/>
      <text:h text:style-name="Heading_20_4" text:outline-level="4"><text:bookmark-start text:name="__RefHeading___Toc1909_2111744176"/>Diagrama de banco de dados<text:bookmark-end text:name="__RefHeading___Toc1909_2111744176"/></text:h>
      <text:p text:style-name="P67"/>
      <text:h text:style-name="Heading_20_4" text:outline-level="4"><text:bookmark-start text:name="__RefHeading___Toc1911_2111744176"/>Diagrama de classe<text:bookmark-end text:name="__RefHeading___Toc1911_2111744176"/></text:h>
      <text:p text:style-name="P67"/>
      <text:h text:style-name="Heading_20_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4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83">Ciências &amp;amp; Cognição</text:span>, v. 9, p. 56–63, nov. 2006. </text:p>
        <text:p text:style-name="Bibliography_20_1">AJZENTAL, A. <text:span text:style-name="T83">Complexidade Aplicada a Economia</text:span>. 1. ed. Rio de Janeiro: Editora FGV, 2015. v. 1</text:p>
        <text:p text:style-name="Bibliography_20_1">BALADEZ, F. O passado, o presente e o futuro dos simuladores. <text:span text:style-name="T83">FaSCi-Tech</text:span>, v. 1, n. 1, p. 29–40, 19 ago. 2016. </text:p>
        <text:p text:style-name="Bibliography_20_1">DORNBUSCH, R.; FISCHER, S.; STARTZ, R. <text:span text:style-name="T83">Macroeconomia</text:span>. 11. ed. Porto Alegre: AMGH Editora Ltda, 2013. </text:p>
        <text:p text:style-name="Bibliography_20_1">ÉPOCA NEGÓCIOS. <text:span text:style-name="T8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83">Ciências da Cognição</text:span>. [s.l.] Insular, 2001. </text:p>
        <text:p text:style-name="Bibliography_20_1">FILHO, A. P.; SCARPELINI, S. SIMULAÇÃO: DEFINIÇÃO. <text:span text:style-name="T83">Medicina (Ribeirão Preto)</text:span>, v. 40, n. 2, p. 162–166, 30 jun. 2007. </text:p>
        <text:p text:style-name="Bibliography_20_1">FILHO, P. A. M.; PESSÔA, M. S. DE P. <text:span text:style-name="T83">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83">Gestão Pública | FDC | Fundação Dom Cabral</text:span>. Disponível em: &lt;https://www.fdc.org.br/gestao-publica&gt;. Acesso em: 9 jun. 2020. </text:p>
        <text:p text:style-name="Bibliography_20_1">GLEISER, I. <text:span text:style-name="T83">Caos e Complexidade: A Evolução do Pensamento Econômico</text:span>. Rio de Janeiro: Editora Campos, 2002. </text:p>
        <text:p text:style-name="Bibliography_20_1">GOLDSCHMIDT, P. C. Simulação e jogo de empresas. <text:span text:style-name="T83">Revista de Administração de Empresas</text:span>, v. 17, n. 3, p. 43–46, jun. 1977. </text:p>
        <text:p text:style-name="Bibliography_20_1">LEVY, P. <text:span text:style-name="T83">As tecnologias da inteligência: o futuro do pensamento na era informática</text:span>. 13. ed. [s.l.] Editora 34, 1998. </text:p>
        <text:p text:style-name="Bibliography_20_1">LIRA, M. C. O ensino da Contabilidade em Portugal no século XVIII:a Aula do Comércio. <text:span text:style-name="T83">Revista de Educação e Pesquisa em Contabilidade (REPeC)</text:span>, v. 5, n. 1, p. 50–72, 27 abr. 2011. </text:p>
        <text:p text:style-name="Bibliography_20_1">MAJER, C. A.; DUDUCHI, M. Uso de simuladores de jogos empresariais na educação corporativa e acadêmica. <text:span text:style-name="T83">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83">Brazilian Journal of Political Economy</text:span>, v. 33, n. 3, set. 2013. </text:p>
        <text:p text:style-name="Bibliography_20_1">MENDES, M. A.; FRANCISCO, A. P. F. <text:span text:style-name="T8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8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83">Introdução ao Pensamento Complexo</text:span>. 3. ed. Porto Alegre: Meridional/Sulina, 2007. v. 1</text:p>
        <text:p text:style-name="Bibliography_20_1">MOURA, M. C. M. <text:span text:style-name="T8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83">A Morte da Economia</text:span>. São Paulo: Companhia das Letras, 1996. </text:p>
        <text:p text:style-name="Bibliography_20_1">ORMEROD, P. <text:span text:style-name="T83">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83">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83">Journal of Health Informatics</text:span>, v. 4, n. 0, 18 dez. 2012. </text:p>
        <text:p text:style-name="Bibliography_20_1">SAUAIA, A. C. A. <text:span text:style-name="T83">Laboratório de gestão: Simulador organizacional, jogo de empresas e pesquisa aplicada</text:span>. 3. ed. [s.l.] Editora Manole, 2010. </text:p>
        <text:p text:style-name="Bibliography_20_1">SCHITCOSKI, R. <text:span text:style-name="T83">Uma arquitetura modular para sistemas de treinamento militar em operações táticas</text:span>. Dissertação de mestrado—Rio de Janeiro: Instituto Militar de Engenharia, 2009.</text:p>
        <text:p text:style-name="Bibliography_20_1">SUTTO, G. <text:span text:style-name="T8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83">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8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83">Educação Gerencial para Atuação em Ambientes de Negócios Sustentáveis: Desafios e Tendências de uma Escola de Negócios Brasileira</text:span>, v. 14, n. 4, p. 45–75, ago. 2013. </text:p>
        <text:p text:style-name="Bibliography_20_1">VIRTUOUS TECNOLOGIA DA INFORMAÇÃO. <text:span text:style-name="T83">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3" svg:font-family="Aria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7-23T21:55:03.742090985</dc:date>
    <meta:editing-duration>P1DT4H7M58S</meta:editing-duration>
    <meta:editing-cycles>43</meta:editing-cycles>
    <meta:generator>LibreOffice/6.4.5.2$Linux_X86_64 LibreOffice_project/1ed6aca320d7f4d82924e6cec66e4f7527376448</meta:generator>
    <meta:document-statistic meta:table-count="0" meta:image-count="0" meta:object-count="0" meta:page-count="34" meta:paragraph-count="295" meta:word-count="8309" meta:character-count="54457" meta:non-whitespace-character-count="46363"/>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